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1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3.196cm"/>
    </style:style>
    <style:style style:name="co9" style:family="table-column">
      <style:table-column-properties fo:break-before="auto" style:column-width="3.112cm"/>
    </style:style>
    <style:style style:name="co10" style:family="table-column">
      <style:table-column-properties fo:break-before="auto" style:column-width="2.752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visibility="collapse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istinct TangibleObjects</text:p>
          </table:table-cell>
          <table:table-cell/>
          <table:table-cell office:value-type="string">
            <text:p>Total distinct Tangible Objects: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ParticipantID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Average per location</text:p>
          </table:table-cell>
          <table:table-cell office:value-type="string">
            <text:p>Average per mode</text:p>
          </table:table-cell>
          <table:table-cell office:value-type="string">
            <text:p>Ratio per location</text:p>
          </table:table-cell>
          <table:table-cell office:value-type="string">
            <text:p>Ratio per mode</text:p>
          </table:table-cell>
        </table:table-row>
        <table:table-row table:style-name="ro1">
          <table:table-cell office:value-type="string">
            <text:p>Locations</text:p>
          </table:table-cell>
          <table:table-cell office:value-type="string">
            <text:p>throneroom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C4:.O4])" office:value-type="float" office:value="7.09090909090909">
            <text:p>7.0909090909</text:p>
          </table:table-cell>
          <table:table-cell table:formula="of:=AVERAGE([.C4:.O5])" office:value-type="float" office:value="5.68181818181818">
            <text:p>5.6818181818</text:p>
          </table:table-cell>
          <table:table-cell table:formula="of:=[.P4]/[.F1]" office:value-type="float" office:value="0.354545454545455">
            <text:p>0.3545454545</text:p>
          </table:table-cell>
          <table:table-cell table:formula="of:=[.Q4]/[.F1]" office:value-type="float" office:value="0.284090909090909">
            <text:p>0.2840909091</text:p>
          </table:table-cell>
        </table:table-row>
        <table:table-row table:style-name="ro1">
          <table:table-cell/>
          <table:table-cell office:value-type="string">
            <text:p>corridor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AVERAGE([.C5:.O5])" office:value-type="float" office:value="4.27272727272727">
            <text:p>4.2727272727</text:p>
          </table:table-cell>
          <table:table-cell/>
          <table:table-cell table:formula="of:=[.P5]/[.F1]" office:value-type="float" office:value="0.213636363636364">
            <text:p>0.2136363636</text:p>
          </table:table-cell>
          <table:table-cell/>
        </table:table-row>
        <table:table-row table:style-name="ro1">
          <table:table-cell/>
          <table:table-cell office:value-type="string">
            <text:p>prison1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AVERAGE([.C6:.O6])" office:value-type="float" office:value="4.36363636363636">
            <text:p>4.3636363636</text:p>
          </table:table-cell>
          <table:table-cell table:formula="of:=AVERAGE([.C6:.O7])" office:value-type="float" office:value="6.18181818181818">
            <text:p>6.1818181818</text:p>
          </table:table-cell>
          <table:table-cell table:formula="of:=[.P6]/[.F1]" office:value-type="float" office:value="0.218181818181818">
            <text:p>0.2181818182</text:p>
          </table:table-cell>
          <table:table-cell table:formula="of:=[.Q6]/[.F1]" office:value-type="float" office:value="0.309090909090909">
            <text:p>0.3090909091</text:p>
          </table:table-cell>
        </table:table-row>
        <table:table-row table:style-name="ro1">
          <table:table-cell/>
          <table:table-cell office:value-type="string">
            <text:p>bedroomprincess1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AVERAGE([.C7:.O7])" office:value-type="float" office:value="8">
            <text:p>8</text:p>
          </table:table-cell>
          <table:table-cell/>
          <table:table-cell table:formula="of:=[.P7]/[.F1]" office:value-type="float" office:value="0.4">
            <text:p>0.4</text:p>
          </table:table-cell>
          <table:table-cell/>
        </table:table-row>
        <table:table-row table:style-name="ro1">
          <table:table-cell/>
          <table:table-cell table:style-name="ce1" office:value-type="string">
            <text:p>Ratios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throneroom1</text:p>
          </table:table-cell>
          <table:table-cell table:formula="of:=[.C4]/[.F1]" office:value-type="float" office:value="0.25">
            <text:p>0.25</text:p>
          </table:table-cell>
          <table:table-cell table:formula="of:=[.D4]/[.F1]" office:value-type="float" office:value="0.3">
            <text:p>0.3</text:p>
          </table:table-cell>
          <table:table-cell table:number-columns-repeated="2"/>
          <table:table-cell table:formula="of:=[.G4]/[.F1]" office:value-type="float" office:value="0.3">
            <text:p>0.3</text:p>
          </table:table-cell>
          <table:table-cell table:formula="of:=[.H4]/[.F1]" office:value-type="float" office:value="0.3">
            <text:p>0.3</text:p>
          </table:table-cell>
          <table:table-cell table:formula="of:=[.I4]/[.F1]" office:value-type="float" office:value="0.35">
            <text:p>0.35</text:p>
          </table:table-cell>
          <table:table-cell table:formula="of:=[.J4]/[.F1]" office:value-type="float" office:value="0.3">
            <text:p>0.3</text:p>
          </table:table-cell>
          <table:table-cell table:formula="of:=[.K4]/[.F1]" office:value-type="float" office:value="0.35">
            <text:p>0.35</text:p>
          </table:table-cell>
          <table:table-cell table:formula="of:=[.L4]/[.F1]" office:value-type="float" office:value="0.3">
            <text:p>0.3</text:p>
          </table:table-cell>
          <table:table-cell table:formula="of:=[.M4]/[.F1]" office:value-type="float" office:value="0.6">
            <text:p>0.6</text:p>
          </table:table-cell>
          <table:table-cell table:formula="of:=[.N4]/[.F1]" office:value-type="float" office:value="0.45">
            <text:p>0.45</text:p>
          </table:table-cell>
          <table:table-cell table:formula="of:=[.O4]/[.F1]" office:value-type="float" office:value="0.4">
            <text:p>0.4</text:p>
          </table:table-cell>
          <table:table-cell table:formula="of:=AVERAGE([.C9:.O9])" office:value-type="float" office:value="0.354545454545455">
            <text:p>0.3545454545</text:p>
          </table:table-cell>
          <table:table-cell table:formula="of:=AVERAGE([.C9:.O10])" office:value-type="float" office:value="0.284090909090909">
            <text:p>0.284090909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rridor1</text:p>
          </table:table-cell>
          <table:table-cell table:formula="of:=[.C5]/[.F1]" office:value-type="float" office:value="0.15">
            <text:p>0.15</text:p>
          </table:table-cell>
          <table:table-cell table:formula="of:=[.D5]/[.F1]" office:value-type="float" office:value="0.25">
            <text:p>0.25</text:p>
          </table:table-cell>
          <table:table-cell table:number-columns-repeated="2"/>
          <table:table-cell table:formula="of:=[.G5]/[.F1]" office:value-type="float" office:value="0.2">
            <text:p>0.2</text:p>
          </table:table-cell>
          <table:table-cell table:formula="of:=[.H5]/[.F1]" office:value-type="float" office:value="0.35">
            <text:p>0.35</text:p>
          </table:table-cell>
          <table:table-cell table:formula="of:=[.I5]/[.F1]" office:value-type="float" office:value="0.15">
            <text:p>0.15</text:p>
          </table:table-cell>
          <table:table-cell table:formula="of:=[.J5]/[.F1]" office:value-type="float" office:value="0.2">
            <text:p>0.2</text:p>
          </table:table-cell>
          <table:table-cell table:formula="of:=[.K5]/[.F1]" office:value-type="float" office:value="0.1">
            <text:p>0.1</text:p>
          </table:table-cell>
          <table:table-cell table:formula="of:=[.L5]/[.F1]" office:value-type="float" office:value="0.2">
            <text:p>0.2</text:p>
          </table:table-cell>
          <table:table-cell table:formula="of:=[.M5]/[.F1]" office:value-type="float" office:value="0.25">
            <text:p>0.25</text:p>
          </table:table-cell>
          <table:table-cell table:formula="of:=[.N5]/[.F1]" office:value-type="float" office:value="0.2">
            <text:p>0.2</text:p>
          </table:table-cell>
          <table:table-cell table:formula="of:=[.O5]/[.F1]" office:value-type="float" office:value="0.3">
            <text:p>0.3</text:p>
          </table:table-cell>
          <table:table-cell table:formula="of:=AVERAGE([.C10:.O10])" office:value-type="float" office:value="0.213636363636364">
            <text:p>0.21363636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ison1</text:p>
          </table:table-cell>
          <table:table-cell table:formula="of:=[.C6]/[.F1]" office:value-type="float" office:value="0.25">
            <text:p>0.25</text:p>
          </table:table-cell>
          <table:table-cell table:formula="of:=[.D6]/[.F1]" office:value-type="float" office:value="0.25">
            <text:p>0.25</text:p>
          </table:table-cell>
          <table:table-cell table:number-columns-repeated="2"/>
          <table:table-cell table:formula="of:=[.G6]/[.F1]" office:value-type="float" office:value="0.1">
            <text:p>0.1</text:p>
          </table:table-cell>
          <table:table-cell table:formula="of:=[.H6]/[.F1]" office:value-type="float" office:value="0.2">
            <text:p>0.2</text:p>
          </table:table-cell>
          <table:table-cell table:formula="of:=[.I6]/[.F1]" office:value-type="float" office:value="0.25">
            <text:p>0.25</text:p>
          </table:table-cell>
          <table:table-cell table:formula="of:=[.J6]/[.F1]" office:value-type="float" office:value="0.25">
            <text:p>0.25</text:p>
          </table:table-cell>
          <table:table-cell table:formula="of:=[.K6]/[.F1]" office:value-type="float" office:value="0.15">
            <text:p>0.15</text:p>
          </table:table-cell>
          <table:table-cell table:formula="of:=[.L6]/[.F1]" office:value-type="float" office:value="0.1">
            <text:p>0.1</text:p>
          </table:table-cell>
          <table:table-cell table:formula="of:=[.M6]/[.F1]" office:value-type="float" office:value="0.25">
            <text:p>0.25</text:p>
          </table:table-cell>
          <table:table-cell table:formula="of:=[.N6]/[.F1]" office:value-type="float" office:value="0.2">
            <text:p>0.2</text:p>
          </table:table-cell>
          <table:table-cell table:formula="of:=[.O6]/[.F1]" office:value-type="float" office:value="0.4">
            <text:p>0.4</text:p>
          </table:table-cell>
          <table:table-cell table:formula="of:=AVERAGE([.C11:.O11])" office:value-type="float" office:value="0.218181818181818">
            <text:p>0.2181818182</text:p>
          </table:table-cell>
          <table:table-cell table:formula="of:=AVERAGE([.C11:.O12])" office:value-type="float" office:value="0.309090909090909">
            <text:p>0.309090909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droomprincess1</text:p>
          </table:table-cell>
          <table:table-cell table:formula="of:=[.C7]/[.F1]" office:value-type="float" office:value="0.3">
            <text:p>0.3</text:p>
          </table:table-cell>
          <table:table-cell table:formula="of:=[.D7]/[.F1]" office:value-type="float" office:value="0.3">
            <text:p>0.3</text:p>
          </table:table-cell>
          <table:table-cell table:number-columns-repeated="2"/>
          <table:table-cell table:formula="of:=[.G7]/[.F1]" office:value-type="float" office:value="0.2">
            <text:p>0.2</text:p>
          </table:table-cell>
          <table:table-cell table:formula="of:=[.H7]/[.F1]" office:value-type="float" office:value="0.35">
            <text:p>0.35</text:p>
          </table:table-cell>
          <table:table-cell table:formula="of:=[.I7]/[.F1]" office:value-type="float" office:value="0.4">
            <text:p>0.4</text:p>
          </table:table-cell>
          <table:table-cell table:formula="of:=[.J7]/[.F1]" office:value-type="float" office:value="0.4">
            <text:p>0.4</text:p>
          </table:table-cell>
          <table:table-cell table:formula="of:=[.K7]/[.F1]" office:value-type="float" office:value="0.6">
            <text:p>0.6</text:p>
          </table:table-cell>
          <table:table-cell table:formula="of:=[.L7]/[.F1]" office:value-type="float" office:value="0.2">
            <text:p>0.2</text:p>
          </table:table-cell>
          <table:table-cell table:formula="of:=[.M7]/[.F1]" office:value-type="float" office:value="0.6">
            <text:p>0.6</text:p>
          </table:table-cell>
          <table:table-cell table:formula="of:=[.N7]/[.F1]" office:value-type="float" office:value="0.45">
            <text:p>0.45</text:p>
          </table:table-cell>
          <table:table-cell table:formula="of:=[.O7]/[.F1]" office:value-type="float" office:value="0.6">
            <text:p>0.6</text:p>
          </table:table-cell>
          <table:table-cell table:formula="of:=AVERAGE([.C12:.O12])" office:value-type="float" office:value="0.4">
            <text:p>0.4</text:p>
          </table:table-cell>
          <table:table-cell table:number-columns-repeated="3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Total distinct Relationships: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13"/>
        </table:table-row>
        <table:table-row table:style-name="ro1">
          <table:table-cell office:value-type="string">
            <text:p>Distinct Relationships</text:p>
          </table:table-cell>
          <table:table-cell/>
          <table:table-cell office:value-type="string">
            <text:p>ParticipantID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Average per location</text:p>
          </table:table-cell>
          <table:table-cell office:value-type="string">
            <text:p>Average per mode</text:p>
          </table:table-cell>
          <table:table-cell office:value-type="string">
            <text:p>Ratio per location</text:p>
          </table:table-cell>
          <table:table-cell office:value-type="string">
            <text:p>Ratio per mode</text:p>
          </table:table-cell>
        </table:table-row>
        <table:table-row table:style-name="ro1">
          <table:table-cell office:value-type="string">
            <text:p>Locations</text:p>
          </table:table-cell>
          <table:table-cell office:value-type="string">
            <text:p>throneroom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AVERAGE([.C19:.O19])" office:value-type="float" office:value="5">
            <text:p>5</text:p>
          </table:table-cell>
          <table:table-cell table:formula="of:=AVERAGE([.C19:.O20])" office:value-type="float" office:value="4">
            <text:p>4</text:p>
          </table:table-cell>
          <table:table-cell table:formula="of:=[.P19]/[.F1]" office:value-type="float" office:value="0.25">
            <text:p>0.25</text:p>
          </table:table-cell>
          <table:table-cell table:formula="of:=[.Q19]/[.F1]" office:value-type="float" office:value="0.2">
            <text:p>0.2</text:p>
          </table:table-cell>
        </table:table-row>
        <table:table-row table:style-name="ro1">
          <table:table-cell/>
          <table:table-cell office:value-type="string">
            <text:p>corridor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AVERAGE([.C20:.O20])" office:value-type="float" office:value="3">
            <text:p>3</text:p>
          </table:table-cell>
          <table:table-cell/>
          <table:table-cell table:formula="of:=[.P20]/[.F1]" office:value-type="float" office:value="0.15">
            <text:p>0.15</text:p>
          </table:table-cell>
          <table:table-cell/>
        </table:table-row>
        <table:table-row table:style-name="ro1">
          <table:table-cell/>
          <table:table-cell office:value-type="string">
            <text:p>prison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AVERAGE([.C21:.O21])" office:value-type="float" office:value="3.54545454545455">
            <text:p>3.5454545455</text:p>
          </table:table-cell>
          <table:table-cell table:formula="of:=AVERAGE([.C21:.O22])" office:value-type="float" office:value="5.27272727272727">
            <text:p>5.2727272727</text:p>
          </table:table-cell>
          <table:table-cell table:formula="of:=[.P21]/[.F1]" office:value-type="float" office:value="0.177272727272727">
            <text:p>0.1772727273</text:p>
          </table:table-cell>
          <table:table-cell table:formula="of:=[.Q21]/[.F1]" office:value-type="float" office:value="0.263636363636364">
            <text:p>0.2636363636</text:p>
          </table:table-cell>
        </table:table-row>
        <table:table-row table:style-name="ro1">
          <table:table-cell/>
          <table:table-cell office:value-type="string">
            <text:p>bedroomprincess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AVERAGE([.C22:.O22])" office:value-type="float" office:value="7">
            <text:p>7</text:p>
          </table:table-cell>
          <table:table-cell/>
          <table:table-cell table:formula="of:=[.P22]/[.F1]" office:value-type="float" office:value="0.35">
            <text:p>0.35</text:p>
          </table:table-cell>
          <table:table-cell/>
        </table:table-row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7"/>
          <table:table-cell office:value-type="string">
            <text:p>,,,,,,,,,,,,,,,,,,,,,,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15/11/2017</text:date>, <text:time>14:11: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11-15T14:11:40.97</dc:date>
    <dc:creator>Marijn </dc:creator>
    <meta:editing-duration>PT5H43M52S</meta:editing-duration>
    <meta:editing-cycles>9</meta:editing-cycles>
    <meta:document-statistic meta:table-count="1" meta:cell-count="220" meta:object-count="0"/>
  </office:meta>
</office:document-meta>
</file>